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ce_exam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mcc</text:p>
          </table:table-cell>
          <table:table-cell office:value-type="string" table:style-name="ce1">
            <text:p>mnc</text:p>
          </table:table-cell>
          <table:table-cell office:value-type="string" table:style-name="ce1">
            <text:p>route</text:p>
          </table:table-cell>
          <table:table-cell office:value-type="string" table:style-name="ce1">
            <text:p>pri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Telia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emium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Hutchison 3G</text:p>
          </table:table-cell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emium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Telenor</text:p>
          </table:table-cell>
          <table:table-cell office:value-type="float" office:value="240" table:style-name="ce1">
            <text:p>24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emium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Tele2</text:p>
          </table:table-cell>
          <table:table-cell office:value-type="float" office:value="240" table:style-name="ce1">
            <text:p>2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emium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Telenor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remium</text:p>
          </table:table-cell>
          <table:table-cell office:value-type="float" office:value="0.04" table:style-name="ce1">
            <text:p>0.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default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mium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khazia</text:p>
          </table:table-cell>
          <table:table-cell office:value-type="string" table:style-name="ce1">
            <text:p>Aquafon</text:p>
          </table:table-cell>
          <table:table-cell office:value-type="float" office:value="289" table:style-name="ce1">
            <text:p>28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remium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khazia</text:p>
          </table:table-cell>
          <table:table-cell office:value-type="string" table:style-name="ce1">
            <text:p>A-Mobile</text:p>
          </table:table-cell>
          <table:table-cell office:value-type="float" office:value="289" table:style-name="ce1">
            <text:p>289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remium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khazia</text:p>
          </table:table-cell>
          <table:table-cell office:value-type="string" table:style-name="ce1">
            <text:p>default</text:p>
          </table:table-cell>
          <table:table-cell office:value-type="float" office:value="289" table:style-name="ce1">
            <text:p>2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mium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Johan Persson</dc:creator>
    <meta:creation-date>2019-11-29T08:34:23Z</meta:creation-date>
    <dc:date>2019-11-29T08:35:35Z</dc:date>
  </office:meta>
</office:document-meta>
</file>